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3.683cm" svg:height="0.635cm" svg:x="2.524cm" svg:y="2.397cm">
            <text:p text:style-name="P1"><text:span text:style-name="T1">Segment fingerpri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397cm" svg:height="0.635cm" svg:x="6.207cm" svg:y="2.397cm">
            <text:p text:style-name="P2"><text:span text:style-name="T1">Offse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016cm" svg:height="0.635cm" svg:x="7.604cm" svg:y="2.397cm">
            <text:p text:style-name="P2"><text:span text:style-name="T1">Siz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635cm" svg:x="8.62cm" svg:y="2.397cm">
            <text:p text:style-name="P2"><text:span text:style-name="T1">Data pointer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683cm" svg:height="0.635cm" svg:x="2.524cm" svg:y="3.032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397cm" svg:height="0.635cm" svg:x="6.207cm" svg:y="3.032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016cm" svg:height="0.635cm" svg:x="7.604cm" svg:y="3.032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635cm" svg:x="8.62cm" svg:y="3.032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683cm" svg:height="0.635cm" svg:x="2.524cm" svg:y="3.66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397cm" svg:height="0.635cm" svg:x="6.207cm" svg:y="3.667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016cm" svg:height="0.635cm" svg:x="7.604cm" svg:y="3.667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635cm" svg:x="8.62cm" svg:y="3.667cm">
            <text:p text:style-name="P2"><text:span text:style-name="T1">...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g xml:id="id2" draw:id="id2">
            <draw:custom-shape draw:style-name="gr1" draw:text-style-name="P1" draw:layer="layout" svg:width="3.683cm" svg:height="0.635cm" svg:x="6.715cm" svg:y="6.969cm">
              <text:p text:style-name="P1"><text:span text:style-name="T1">Block fingerprin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397cm" svg:height="0.635cm" svg:x="10.398cm" svg:y="6.969cm">
              <text:p text:style-name="P2"><text:span text:style-name="T1">Offse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016cm" svg:height="0.635cm" svg:x="11.795cm" svg:y="6.969cm">
              <text:p text:style-name="P2"><text:span text:style-name="T1">Size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159cm" svg:height="0.635cm" svg:x="12.811cm" svg:y="6.969cm">
              <text:p text:style-name="P2"><text:span text:style-name="T1">Data poin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3.683cm" svg:height="0.635cm" svg:x="6.715cm" svg:y="7.604cm">
              <text:p text:style-name="P1"><text:span text:style-name="T1">...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397cm" svg:height="0.635cm" svg:x="10.398cm" svg:y="7.604cm">
              <text:p text:style-name="P2"><text:span text:style-name="T1">...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016cm" svg:height="0.635cm" svg:x="11.795cm" svg:y="7.604cm">
              <text:p text:style-name="P2"><text:span text:style-name="T1">...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159cm" svg:height="0.635cm" svg:x="12.811cm" svg:y="7.604cm">
              <text:p text:style-name="P2"><text:span text:style-name="T1">...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3.683cm" svg:height="0.635cm" svg:x="6.715cm" svg:y="8.239cm">
              <text:p text:style-name="P1"><text:span text:style-name="T1">...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397cm" svg:height="0.635cm" svg:x="10.398cm" svg:y="8.239cm">
              <text:p text:style-name="P2"><text:span text:style-name="T1">...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016cm" svg:height="0.635cm" svg:x="11.795cm" svg:y="8.239cm">
              <text:p text:style-name="P2"><text:span text:style-name="T1">...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159cm" svg:height="0.635cm" svg:x="12.811cm" svg:y="8.239cm">
              <text:p text:style-name="P2"><text:span text:style-name="T1">...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2" draw:layer="layout" draw:line-skew="0cm -0.38cm -0.616cm" svg:x1="10.779cm" svg:y1="3.349cm" svg:x2="6.715cm" svg:y2="7.286cm" draw:start-shape="id1" draw:start-glue-point="1" draw:end-shape="id2" draw:end-glue-point="3" svg:d="m10779 3349h525v1588h-5732v2349h1143">
          <text:p/>
        </draw:connector>
        <draw:frame draw:style-name="gr3" draw:layer="layout" svg:width="5.078cm" svg:height="0.962cm" svg:x="2.018cm" svg:y="1.308cm">
          <draw:text-box>
            <text:p>Snapshot recipe</text:p>
          </draw:text-box>
        </draw:frame>
        <draw:frame draw:style-name="gr3" draw:layer="layout" svg:width="4.939cm" svg:height="0.962cm" svg:x="6.207cm" svg:y="5.88cm">
          <draw:text-box>
            <text:p>Segment recipe</text:p>
          </draw:text-box>
        </draw:frame>
        <draw:custom-shape draw:style-name="gr1" draw:text-style-name="P1" xml:id="id4" draw:id="id4" draw:layer="layout" svg:width="2.286cm" svg:height="0.762cm" svg:x="14.589cm" svg:y="10.271cm">
          <text:p text:style-name="P1"><text:span text:style-name="T1">Block dat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cm 0cm -0.363cm" svg:x1="14.97cm" svg:y1="7.921cm" svg:x2="14.589cm" svg:y2="10.652cm" draw:start-shape="id3" draw:start-glue-point="1" draw:end-shape="id4" draw:end-glue-point="3" svg:d="m14970 7921h525v1651h-1795v1080h88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8T13:21:18</meta:creation-date>
    <dc:date>2012-02-28T14:09:35</dc:date>
    <dc:creator>Wei Zhang</dc:creator>
    <meta:editing-duration>PT48M20S</meta:editing-duration>
    <meta:editing-cycles>3</meta:editing-cycles>
    <meta:generator>LibreOffice/3.4$Linux LibreOffice_project/340m1$Build-402</meta:generator>
    <meta:document-statistic meta:object-count="36"/>
  </office:meta>
</office:document-meta>
</file>